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Heading_20_3">
      <loext:graphic-properties draw:fill="solid" draw:fill-color="#ffffff"/>
      <style:paragraph-properties fo:margin-top="0cm" fo:margin-bottom="0.212cm" loext:contextual-spacing="false" fo:background-color="#ffffff"/>
    </style:style>
    <style:style style:name="P3" style:family="paragraph" style:parent-style-name="HTML_20_Preformatted">
      <loext:graphic-properties draw:fill="solid" draw:fill-color="#ffffff"/>
      <style:paragraph-properties fo:background-color="#ffffff"/>
      <style:text-properties fo:color="#000000"/>
    </style:style>
    <style:style style:name="P4" style:family="paragraph" style:parent-style-name="HTML_20_Preformatted">
      <loext:graphic-properties draw:fill="solid" draw:fill-color="#f5f2f0"/>
      <style:paragraph-properties fo:background-color="#f5f2f0" fo:padding="0.423cm" fo:border="0.74pt solid #cccccc"/>
    </style:style>
    <style:style style:name="P5" style:family="paragraph" style:parent-style-name="HTML_20_Preformatted">
      <loext:graphic-properties draw:fill="solid" draw:fill-color="#f5f2f0"/>
      <style:paragraph-properties fo:background-color="#f5f2f0" fo:padding="0.423cm" fo:border="0.74pt solid #cccccc"/>
      <style:text-properties fo:color="#999999" style:font-name="Consolas" fo:font-size="9pt" style:font-size-asian="9pt" style:font-size-complex="9pt" loext:padding="0cm" loext:border="none"/>
    </style:style>
    <style:style style:name="P6" style:family="paragraph" style:parent-style-name="HTML_20_Preformatted">
      <loext:graphic-properties draw:fill="solid" draw:fill-color="#f5f2f0"/>
      <style:paragraph-properties fo:background-color="#f5f2f0" fo:padding="0.423cm" fo:border="0.74pt solid #cccccc"/>
      <style:text-properties fo:color="#000000" fo:font-size="8pt" style:font-size-asian="8pt" style:font-size-complex="8pt" loext:padding="0cm" loext:border="none"/>
    </style:style>
    <style:style style:name="P7" style:family="paragraph" style:parent-style-name="HTML_20_Preformatted">
      <loext:graphic-properties draw:fill="solid" draw:fill-color="#f5f2f0"/>
      <style:paragraph-properties fo:margin-top="0.212cm" fo:margin-bottom="0.212cm" loext:contextual-spacing="false" fo:background-color="#f5f2f0" fo:padding="0.423cm" fo:border="0.74pt solid #cccccc"/>
    </style:style>
    <style:style style:name="P8" style:family="paragraph" style:parent-style-name="HTML_20_Preformatted">
      <loext:graphic-properties draw:fill="solid" draw:fill-color="#f5f2f0"/>
      <style:paragraph-properties fo:margin-top="0.212cm" fo:margin-bottom="0.212cm" loext:contextual-spacing="false" fo:background-color="#f5f2f0" fo:padding="0.423cm" fo:border="0.74pt solid #cccccc"/>
      <style:text-properties fo:color="#000000" fo:font-size="8pt" style:font-size-asian="8pt" style:font-size-complex="8pt" loext:padding="0cm" loext:border="none"/>
    </style:style>
    <style:style style:name="P9" style:family="paragraph" style:parent-style-name="Heading_20_1" style:master-page-name="First_20_Page">
      <style:paragraph-properties style:page-number="auto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List_20_Paragraph" style:list-style-name="WWNum4"/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fo:color="#1f4d78" fo:font-size="12pt" style:font-name-asian="F" style:font-size-asian="12pt" style:font-name-complex="F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1f4d78" fo:font-size="12pt" style:font-name-asian="F" style:font-size-asian="12pt" style:font-name-complex="F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2e74b5" fo:font-size="13pt" style:font-name-asian="F" style:font-size-asian="13pt" style:font-name-complex="F" style:font-size-complex="13pt"/>
    </style:style>
    <style:style style:name="P16" style:family="paragraph" style:parent-style-name="Standard">
      <style:paragraph-properties fo:margin-left="0cm" fo:margin-right="0cm" fo:text-indent="1.249cm" style:auto-text-indent="false"/>
    </style:style>
    <style:style style:name="P17" style:family="paragraph" style:parent-style-name="Standard">
      <loext:graphic-properties draw:fill="solid" draw:fill-color="#fdfdfd"/>
      <style:paragraph-properties fo:margin-top="0.494cm" fo:margin-bottom="0.494cm" loext:contextual-spacing="false" fo:line-height="100%" fo:text-align="start" style:justify-single-word="false" fo:background-color="#fdfdfd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008000" fo:font-weight="bold" style:font-weight-asian="bold" style:font-weight-complex="bold"/>
    </style:style>
    <style:style style:name="T3" style:family="text">
      <style:text-properties fo:color="#111111" style:font-name="Arial" fo:font-size="11.5pt" style:font-size-asian="11.5pt" style:font-name-complex="Arial1" style:font-size-complex="11.5pt"/>
    </style:style>
    <style:style style:name="T4" style:family="text">
      <style:text-properties fo:color="#0070c0"/>
    </style:style>
    <style:style style:name="T5" style:family="text">
      <style:text-properties fo:color="#0070c0" style:font-name="Consolas" fo:background-color="#f0f0f0" loext:char-shading-value="0" style:font-name-asian="Calibri1"/>
    </style:style>
    <style:style style:name="T6" style:family="text">
      <style:text-properties fo:color="#000000" style:font-name="Consolas" fo:font-size="9pt" style:font-size-asian="9pt" style:font-size-complex="9pt" loext:padding="0cm" loext:border="none"/>
    </style:style>
    <style:style style:name="T7" style:family="text">
      <style:text-properties fo:color="#000000" style:font-name="Consolas" loext:padding="0cm" loext:border="none"/>
    </style:style>
    <style:style style:name="T8" style:family="text">
      <style:text-properties fo:color="#000000" fo:font-size="8pt" style:font-size-asian="8pt" style:font-size-complex="8pt" loext:padding="0cm" loext:border="none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a67f59" style:font-name="Consolas" fo:font-size="9pt" style:font-size-asian="9pt" style:font-size-complex="9pt" loext:padding="0cm" loext:border="none"/>
    </style:style>
    <style:style style:name="T11" style:family="text">
      <style:text-properties fo:color="#a67f59" fo:font-size="8pt" style:font-size-asian="8pt" style:font-size-complex="8pt" loext:padding="0cm" loext:border="none"/>
    </style:style>
    <style:style style:name="T12" style:family="text">
      <style:text-properties fo:color="#0077aa" style:font-name="Consolas" fo:font-size="9pt" style:font-size-asian="9pt" style:font-size-complex="9pt" loext:padding="0cm" loext:border="none"/>
    </style:style>
    <style:style style:name="T13" style:family="text">
      <style:text-properties fo:color="#0077aa" fo:font-size="8pt" style:font-size-asian="8pt" style:font-size-complex="8pt" loext:padding="0cm" loext:border="none"/>
    </style:style>
    <style:style style:name="T14" style:family="text">
      <style:text-properties fo:color="#999999" style:font-name="Consolas" fo:font-size="9pt" style:font-size-asian="9pt" style:font-size-complex="9pt" loext:padding="0cm" loext:border="none"/>
    </style:style>
    <style:style style:name="T15" style:family="text">
      <style:text-properties fo:color="#999999" fo:font-size="8pt" style:font-size-asian="8pt" style:font-size-complex="8pt" loext:padding="0cm" loext:border="none"/>
    </style:style>
    <style:style style:name="T16" style:family="text">
      <style:text-properties fo:color="#dd4a68" style:font-name="Consolas" fo:font-size="9pt" style:font-size-asian="9pt" style:font-size-complex="9pt" loext:padding="0cm" loext:border="none"/>
    </style:style>
    <style:style style:name="T17" style:family="text">
      <style:text-properties fo:color="#dd4a68" fo:font-size="8pt" style:font-size-asian="8pt" style:font-size-complex="8pt" loext:padding="0cm" loext:border="none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669900" fo:font-size="8pt" style:font-size-asian="8pt" style:font-size-complex="8pt" loext:padding="0cm" loext:border="none"/>
    </style:style>
    <style:style style:name="T20" style:family="text">
      <style:text-properties fo:color="#708090" fo:font-size="8pt" style:font-size-asian="8pt" style:font-size-complex="8pt" loext:padding="0cm" loext:border="none"/>
    </style:style>
    <style:style style:name="T21" style:family="text">
      <style:text-properties fo:color="#990055" fo:font-size="8pt" style:font-size-asian="8pt" style:font-size-complex="8pt" loext:padding="0cm" loext:border="none"/>
    </style:style>
    <style:style style:name="T22" style:family="text">
      <style:text-properties fo:color="#444444" style:font-name="Consolas" fo:background-color="#f0f0f0" loext:char-shading-value="0" style:font-name-asian="Calibri1"/>
    </style:style>
    <style:style style:name="T23" style:family="text">
      <style:text-properties fo:color="#212121" style:font-name="Arial" fo:font-size="16.5pt" style:font-size-asian="16.5pt" style:font-name-complex="Arial1" style:font-size-complex="16.5pt"/>
    </style:style>
    <style:style style:name="T24" style:family="text">
      <style:text-properties style:font-name="Wingdings" style:font-name-asian="Wingdings1" style:font-name-complex="Wingdings1"/>
    </style:style>
    <style:style style:name="T25" style:family="text">
      <style:text-properties fo:language="es" fo:country="ES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021b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oft-page-break/>Files</text:h>
      <text:h text:style-name="Heading_20_1" text:outline-level="1">Android Estudio V3.0.17/Flutter</text:h>
      <text:p text:style-name="Standard"/>
      <text:p text:style-name="Standard">Objetivo:Administrar datos en disco</text:p>
      <text:p text:style-name="Standard"/>
      <text:p text:style-name="Standard">F.Creación: 12-5-2018</text:p>
      <text:p text:style-name="Standard"/>
      <text:p text:style-name="P12">Programa:</text:p>
      <text:p text:style-name="P12"/>
      <text:p text:style-name="P12">Fuente:<text:tab/><text:a xlink:type="simple" xlink:href="https://flutter.io/cookbook/persistence/reading-writing-files/" text:style-name="ListLabel_20_10" text:visited-style-name="ListLabel_20_10"><text:span text:style-name="Internet_20_link">Ver fuente</text:span></text:a></text:p>
      <text:p text:style-name="P12"><text:tab/><text:tab/><text:a xlink:type="simple" xlink:href="http://www.dartlang.cc/dart-by-example/" text:style-name="ListLabel_20_10" text:visited-style-name="ListLabel_20_10"><text:span text:style-name="Internet_20_link">Dart por ejemplo</text:span></text:a><text:span text:style-name="Internet_20_link"><text:tab/></text:span></text:p>
      <text:p text:style-name="P12"><text:tab/><text:tab/><text:a xlink:type="simple" xlink:href="file:///C:/misTextos/Diccionario-Flutter/fs_shim.dart" text:style-name="ListLabel_20_10" text:visited-style-name="ListLabel_20_10"><text:span text:style-name="Internet_20_link">Libreria mas comoda fs_shim</text:span></text:a></text:p>
      <text:p text:style-name="P12"/>
      <text:h text:style-name="P10" text:outline-level="2">Reading and Writing Files</text:h>
      <text:p text:style-name="Standard">Es necesario usar el plugin path_provider con la librería dart:io</text:p>
      <text:h text:style-name="Heading_20_2" text:outline-level="2">Direcciones</text:h>
      <text:list xml:id="list2583597269" text:style-name="WWNum4">
        <text:list-item>
          <text:p text:style-name="P11">Colocar libreria</text:p>
        </text:list-item>
        <text:list-item>
          <text:p text:style-name="P11">Encontrar la ruta correcta</text:p>
        </text:list-item>
        <text:list-item>
          <text:p text:style-name="P11">Crear una referencia al archivo</text:p>
        </text:list-item>
        <text:list-item>
          <text:p text:style-name="P11">escribir</text:p>
        </text:list-item>
        <text:list-item>
          <text:p text:style-name="P11">Leer</text:p>
        </text:list-item>
      </text:list>
      <text:h text:style-name="Heading_20_3" text:outline-level="3">1. Colocar librería</text:h>
      <text:p text:style-name="P16">Librería <text:span text:style-name="T1">path_provider: </text:span><text:span text:style-name="T2">"^0.3.1"</text:span></text:p>
      <text:h text:style-name="Heading_20_3" text:outline-level="3">2. Encontrar la ruta correcta</text:h>
      <text:p text:style-name="Standard"/>
      <text:p text:style-name="Standard">Existen dos dispositivos de archivos para path_provider</text:p>
      <text:p text:style-name="Standard"><text:span text:style-name="Emphasis"><text:span text:style-name="T3">Temporary directory:</text:span></text:span><text:span text:style-name="T3"> </text:span>En ios<text:span text:style-name="T3"> </text:span>corresponde con<text:span text:style-name="T3"> </text:span><text:a xlink:type="simple" xlink:href="https://developer.apple.com/reference/foundation/1409211-nstemporarydirectory" text:style-name="ListLabel_20_11" text:visited-style-name="ListLabel_20_11"><text:span text:style-name="T4">NSTemporaryDirectory()</text:span></text:a><text:span text:style-name="T3"> </text:span>y sobre<text:span text:style-name="T3"> </text:span>android<text:span text:style-name="T3"> </text:span><text:a xlink:type="simple" xlink:href="https://developer.android.com/reference/android/content/Context.html#getCacheDir()" text:style-name="ListLabel_20_11" text:visited-style-name="ListLabel_20_11"><text:span text:style-name="T4">getCacheDir()</text:span></text:a><text:span text:style-name="T3"> </text:span></text:p>
      <text:p text:style-name="P17"><text:span text:style-name="Emphasis"><text:span text:style-name="T3">Documents directory: </text:span></text:span>En ios esto corresponde<text:span text:style-name="T3"> </text:span><text:span text:style-name="HTML_20_Code"><text:span text:style-name="T5">NSDocumentDirectory</text:span></text:span>. Sobre Android, es el directorio <text:span text:style-name="T4">AppData</text:span>.</text:p>
      <text:p text:style-name="P3"/>
      <text:p text:style-name="P17"/>
      <text:p text:style-name="Standard">En este caso deseamos el directorio de documentos:</text:p>
      <text:p text:style-name="P4"><text:span text:style-name="n"><text:span text:style-name="T6">Future</text:span></text:span><text:span text:style-name="o"><text:span text:style-name="T10">&lt;</text:span></text:span><text:span text:style-name="kt"><text:span text:style-name="T6">String</text:span></text:span><text:span text:style-name="o"><text:span text:style-name="T10">&gt;</text:span></text:span><text:span text:style-name="HTML_20_Code"><text:span text:style-name="T6"> </text:span></text:span><text:span text:style-name="kd"><text:span text:style-name="T12">get</text:span></text:span><text:span text:style-name="HTML_20_Code"><text:span text:style-name="T6"> </text:span></text:span><text:span text:style-name="n"><text:span text:style-name="T6">_localPath</text:span></text:span><text:span text:style-name="HTML_20_Code"><text:span text:style-name="T6"> </text:span></text:span><text:span text:style-name="n"><text:span text:style-name="T12">async</text:span></text:span><text:span text:style-name="HTML_20_Code"><text:span text:style-name="T6"> </text:span></text:span><text:span text:style-name="o"><text:span text:style-name="T14">{</text:span></text:span></text:p>
      <text:p text:style-name="P4"><text:span text:style-name="HTML_20_Code"><text:span text:style-name="T6"><text:s text:c="2"/></text:span></text:span><text:span text:style-name="kd"><text:span text:style-name="T12">final</text:span></text:span><text:span text:style-name="HTML_20_Code"><text:span text:style-name="T6"> </text:span></text:span><text:span text:style-name="n"><text:span text:style-name="T6">directory</text:span></text:span><text:span text:style-name="HTML_20_Code"><text:span text:style-name="T6"> </text:span></text:span><text:span text:style-name="o"><text:span text:style-name="T10">=</text:span></text:span><text:span text:style-name="HTML_20_Code"><text:span text:style-name="T6"> </text:span></text:span><text:span text:style-name="n"><text:span text:style-name="T12">await</text:span></text:span><text:span text:style-name="HTML_20_Code"><text:span text:style-name="T6"> </text:span></text:span><text:span text:style-name="n"><text:span text:style-name="T16">getApplicationDocumentsDirectory</text:span></text:span><text:span text:style-name="token"><text:span text:style-name="T14">();</text:span></text:span></text:p>
      <text:p text:style-name="P4"><text:span text:style-name="HTML_20_Code"><text:span text:style-name="T6"><text:s text:c="2"/></text:span></text:span></text:p>
      <text:p text:style-name="P4"><text:span text:style-name="HTML_20_Code"><text:span text:style-name="T6"><text:s text:c="2"/></text:span></text:span><text:span text:style-name="k"><text:span text:style-name="T12">return</text:span></text:span><text:span text:style-name="HTML_20_Code"><text:span text:style-name="T6"> </text:span></text:span><text:span text:style-name="n"><text:span text:style-name="T6">directory</text:span></text:span><text:span text:style-name="o"><text:span text:style-name="T14">.</text:span></text:span><text:span text:style-name="na"><text:span text:style-name="T6">path</text:span></text:span><text:span text:style-name="o"><text:span text:style-name="T14">;</text:span></text:span></text:p>
      <text:p text:style-name="P4"><text:span text:style-name="o"><text:span text:style-name="T14">}</text:span></text:span></text:p>
      <text:p text:style-name="P5"><text:span text:style-name="o"/></text:p>
      <text:p text:style-name="P4"><text:span text:style-name="HTML_20_Code"><text:span text:style-name="T6">Si fuera el otro directorio</text:span></text:span></text:p>
      <text:p text:style-name="P4"><text:span text:style-name="kd"><text:span text:style-name="T13">final</text:span></text:span><text:span text:style-name="HTML_20_Code"><text:span text:style-name="T8"> </text:span></text:span><text:span text:style-name="n"><text:span text:style-name="T8">directory</text:span></text:span><text:span text:style-name="HTML_20_Code"><text:span text:style-name="T8"> </text:span></text:span><text:span text:style-name="o"><text:span text:style-name="T11">=</text:span></text:span><text:span text:style-name="HTML_20_Code"><text:span text:style-name="T8"> </text:span></text:span><text:span text:style-name="n"><text:span text:style-name="T13">await</text:span></text:span><text:span text:style-name="HTML_20_Code"><text:span text:style-name="T8"> </text:span></text:span><text:span text:style-name="n"><text:span text:style-name="T8">Directory</text:span></text:span><text:span text:style-name="o"><text:span text:style-name="T15">.</text:span></text:span><text:span text:style-name="na"><text:span text:style-name="T8">systemTemp</text:span></text:span><text:span text:style-name="o"><text:span text:style-name="T15">.</text:span></text:span><text:span text:style-name="na"><text:span text:style-name="T17">createTemp</text:span></text:span><text:span text:style-name="token"><text:span text:style-name="T15">();</text:span></text:span></text:p>
      <text:h text:style-name="Heading_20_3" text:outline-level="3">2. Crea una referencia a la localización</text:h>
      <text:p text:style-name="P4"><text:span text:style-name="n"><text:span text:style-name="T8">Future</text:span></text:span><text:span text:style-name="o"><text:span text:style-name="T11">&lt;</text:span></text:span><text:span text:style-name="n"><text:span text:style-name="T8">File</text:span></text:span><text:span text:style-name="o"><text:span text:style-name="T11">&gt;</text:span></text:span><text:span text:style-name="HTML_20_Code"><text:span text:style-name="T8"> </text:span></text:span><text:span text:style-name="kd"><text:span text:style-name="T13">get</text:span></text:span><text:span text:style-name="HTML_20_Code"><text:span text:style-name="T8"> </text:span></text:span><text:span text:style-name="n"><text:span text:style-name="T8">_localFile</text:span></text:span><text:span text:style-name="HTML_20_Code"><text:span text:style-name="T8"> </text:span></text:span><text:span text:style-name="n"><text:span text:style-name="T13">async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2"/></text:span></text:span><text:span text:style-name="kd"><text:span text:style-name="T13">final</text:span></text:span><text:span text:style-name="HTML_20_Code"><text:span text:style-name="T8"> </text:span></text:span><text:span text:style-name="n"><text:span text:style-name="T8">path</text:span></text:span><text:span text:style-name="HTML_20_Code"><text:span text:style-name="T8"> </text:span></text:span><text:span text:style-name="o"><text:span text:style-name="T11">=</text:span></text:span><text:span text:style-name="HTML_20_Code"><text:span text:style-name="T8"> </text:span></text:span><text:span text:style-name="n"><text:span text:style-name="T13">await</text:span></text:span><text:span text:style-name="HTML_20_Code"><text:span text:style-name="T8"> </text:span></text:span><text:span text:style-name="n"><text:span text:style-name="T8">_localPath</text:span></text:span><text:span text:style-name="o"><text:span text:style-name="T15">;</text:span></text:span></text:p>
      <text:p text:style-name="P4"><text:span text:style-name="HTML_20_Code"><text:span text:style-name="T8"><text:s text:c="2"/></text:span></text:span><text:span text:style-name="k"><text:span text:style-name="T13">return</text:span></text:span><text:span text:style-name="HTML_20_Code"><text:span text:style-name="T8"> </text:span></text:span><text:span text:style-name="k"><text:span text:style-name="T13">new</text:span></text:span><text:span text:style-name="HTML_20_Code"><text:span text:style-name="T8"> </text:span></text:span><text:span text:style-name="n"><text:span text:style-name="T8">File</text:span></text:span><text:span text:style-name="o"><text:span text:style-name="T15">(</text:span></text:span><text:span text:style-name="s"><text:span text:style-name="T19">'</text:span></text:span><text:span text:style-name="si"><text:span text:style-name="T19">$path</text:span></text:span><text:span text:style-name="s"><text:span text:style-name="T19">/counter.txt'</text:span></text:span><text:span text:style-name="token"><text:span text:style-name="T15">);</text:span></text:span></text:p>
      <text:p text:style-name="P4"><text:span text:style-name="o"><text:span text:style-name="T15">}</text:span></text:span></text:p>
      <text:p text:style-name="P13"/>
      <text:h text:style-name="P1" text:outline-level="3">3. Escribir data al archivo</text:h>
      <text:p text:style-name="P7"><text:span text:style-name="n"><text:span text:style-name="T8">Future</text:span></text:span><text:span text:style-name="o"><text:span text:style-name="T11">&lt;</text:span></text:span><text:span text:style-name="n"><text:span text:style-name="T8">File</text:span></text:span><text:span text:style-name="o"><text:span text:style-name="T11">&gt;</text:span></text:span><text:span text:style-name="HTML_20_Code"><text:span text:style-name="T8"> </text:span></text:span><text:span text:style-name="n"><text:span text:style-name="T17">writeCounter</text:span></text:span><text:span text:style-name="o"><text:span text:style-name="T15">(</text:span></text:span><text:span text:style-name="kt"><text:span text:style-name="T8">int</text:span></text:span><text:span text:style-name="HTML_20_Code"><text:span text:style-name="T8"> </text:span></text:span><text:span text:style-name="n"><text:span text:style-name="T8">counter</text:span></text:span><text:span text:style-name="o"><text:span text:style-name="T15">)</text:span></text:span><text:span text:style-name="HTML_20_Code"><text:span text:style-name="T8"> </text:span></text:span><text:span text:style-name="n"><text:span text:style-name="T13">async</text:span></text:span><text:span text:style-name="HTML_20_Code"><text:span text:style-name="T8"> </text:span></text:span><text:span text:style-name="o"><text:span text:style-name="T15">{</text:span></text:span></text:p>
      <text:p text:style-name="P7"><text:span text:style-name="HTML_20_Code"><text:span text:style-name="T8"><text:s text:c="2"/></text:span></text:span><text:span text:style-name="kd"><text:span text:style-name="T13">final</text:span></text:span><text:span text:style-name="HTML_20_Code"><text:span text:style-name="T8"> </text:span></text:span><text:span text:style-name="n"><text:span text:style-name="T8">file</text:span></text:span><text:span text:style-name="HTML_20_Code"><text:span text:style-name="T8"> </text:span></text:span><text:span text:style-name="o"><text:span text:style-name="T11">=</text:span></text:span><text:span text:style-name="HTML_20_Code"><text:span text:style-name="T8"> </text:span></text:span><text:span text:style-name="n"><text:span text:style-name="T13">await</text:span></text:span><text:span text:style-name="HTML_20_Code"><text:span text:style-name="T8"> </text:span></text:span><text:span text:style-name="n"><text:span text:style-name="T8">_localFile</text:span></text:span><text:span text:style-name="o"><text:span text:style-name="T15">;</text:span></text:span></text:p>
      <text:p text:style-name="P7"><text:span text:style-name="HTML_20_Code"><text:span text:style-name="T8"><text:s text:c="2"/></text:span></text:span></text:p>
      <text:p text:style-name="P7"><text:span text:style-name="HTML_20_Code"><text:span text:style-name="T8"><text:s text:c="2"/></text:span></text:span><text:span text:style-name="c1"><text:span text:style-name="T20">// Write the file</text:span></text:span></text:p>
      <text:p text:style-name="P7"><text:span text:style-name="HTML_20_Code"><text:span text:style-name="T8"><text:s text:c="2"/></text:span></text:span><text:span text:style-name="k"><text:span text:style-name="T13">return</text:span></text:span><text:span text:style-name="HTML_20_Code"><text:span text:style-name="T8"> </text:span></text:span><text:span text:style-name="n"><text:span text:style-name="T8">file</text:span></text:span><text:span text:style-name="o"><text:span text:style-name="T15">.</text:span></text:span><text:span text:style-name="na"><text:span text:style-name="T17">writeAsString</text:span></text:span><text:span text:style-name="o"><text:span text:style-name="T15">(</text:span></text:span><text:span text:style-name="s"><text:span text:style-name="T19">'</text:span></text:span><text:span text:style-name="si"><text:span text:style-name="T19">$counter</text:span></text:span><text:span text:style-name="s"><text:span text:style-name="T19">'</text:span></text:span><text:span text:style-name="token"><text:span text:style-name="T15">);</text:span></text:span></text:p>
      <text:p text:style-name="P7"><text:span text:style-name="o"><text:span text:style-name="T15">}</text:span></text:span></text:p>
      <text:p text:style-name="P14"/>
      <text:h text:style-name="Heading_20_3" text:outline-level="3">4. Leer datos del archivo</text:h>
      <text:p text:style-name="P4"><text:span text:style-name="n"><text:span text:style-name="T8">Future</text:span></text:span><text:span text:style-name="o"><text:span text:style-name="T11">&lt;</text:span></text:span><text:span text:style-name="kt"><text:span text:style-name="T8">int</text:span></text:span><text:span text:style-name="o"><text:span text:style-name="T11">&gt;</text:span></text:span><text:span text:style-name="HTML_20_Code"><text:span text:style-name="T8"> </text:span></text:span><text:span text:style-name="n"><text:span text:style-name="T17">readCounter</text:span></text:span><text:span text:style-name="token"><text:span text:style-name="T15">()</text:span></text:span><text:span text:style-name="HTML_20_Code"><text:span text:style-name="T8"> </text:span></text:span><text:span text:style-name="n"><text:span text:style-name="T13">async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2"/></text:span></text:span><text:span text:style-name="k"><text:span text:style-name="T13">try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4"/></text:span></text:span><text:span text:style-name="kd"><text:span text:style-name="T13">final</text:span></text:span><text:span text:style-name="HTML_20_Code"><text:span text:style-name="T8"> </text:span></text:span><text:span text:style-name="n"><text:span text:style-name="T8">file</text:span></text:span><text:span text:style-name="HTML_20_Code"><text:span text:style-name="T8"> </text:span></text:span><text:span text:style-name="o"><text:span text:style-name="T11">=</text:span></text:span><text:span text:style-name="HTML_20_Code"><text:span text:style-name="T8"> </text:span></text:span><text:span text:style-name="n"><text:span text:style-name="T13">await</text:span></text:span><text:span text:style-name="HTML_20_Code"><text:span text:style-name="T8"> </text:span></text:span><text:span text:style-name="n"><text:span text:style-name="T8">_localFile</text:span></text:span><text:span text:style-name="o"><text:span text:style-name="T15">;</text:span></text:span></text:p>
      <text:p text:style-name="P6"><text:span text:style-name="HTML_20_Code"/></text:p>
      <text:p text:style-name="P4"><text:span text:style-name="HTML_20_Code"><text:span text:style-name="T8"><text:s text:c="4"/></text:span></text:span><text:span text:style-name="c1"><text:span text:style-name="T20">// Read the file</text:span></text:span></text:p>
      <text:p text:style-name="P4"><text:span text:style-name="HTML_20_Code"><text:span text:style-name="T8"><text:s text:c="4"/></text:span></text:span><text:span text:style-name="kt"><text:span text:style-name="T8">String</text:span></text:span><text:span text:style-name="HTML_20_Code"><text:span text:style-name="T8"> </text:span></text:span><text:span text:style-name="n"><text:span text:style-name="T8">contents</text:span></text:span><text:span text:style-name="HTML_20_Code"><text:span text:style-name="T8"> </text:span></text:span><text:span text:style-name="o"><text:span text:style-name="T11">=</text:span></text:span><text:span text:style-name="HTML_20_Code"><text:span text:style-name="T8"> </text:span></text:span><text:span text:style-name="n"><text:span text:style-name="T13">await</text:span></text:span><text:span text:style-name="HTML_20_Code"><text:span text:style-name="T8"> </text:span></text:span><text:span text:style-name="n"><text:span text:style-name="T8">file</text:span></text:span><text:span text:style-name="o"><text:span text:style-name="T15">.</text:span></text:span><text:span text:style-name="na"><text:span text:style-name="T17">readAsString</text:span></text:span><text:span text:style-name="token"><text:span text:style-name="T15">();</text:span></text:span></text:p>
      <text:p text:style-name="P6"><text:span text:style-name="HTML_20_Code"/></text:p>
      <text:p text:style-name="P4"><text:span text:style-name="HTML_20_Code"><text:span text:style-name="T8"><text:s text:c="4"/></text:span></text:span><text:span text:style-name="k"><text:span text:style-name="T13">return</text:span></text:span><text:span text:style-name="HTML_20_Code"><text:span text:style-name="T8"> </text:span></text:span><text:span text:style-name="kt"><text:span text:style-name="T8">int</text:span></text:span><text:span text:style-name="o"><text:span text:style-name="T15">.</text:span></text:span><text:span text:style-name="na"><text:span text:style-name="T17">parse</text:span></text:span><text:span text:style-name="o"><text:span text:style-name="T15">(</text:span></text:span><text:span text:style-name="n"><text:span text:style-name="T8">contents</text:span></text:span><text:span text:style-name="token"><text:span text:style-name="T15">);</text:span></text:span></text:p>
      <text:p text:style-name="P4"><text:span text:style-name="HTML_20_Code"><text:span text:style-name="T8"><text:s text:c="2"/></text:span></text:span><text:span text:style-name="o"><text:span text:style-name="T15">}</text:span></text:span><text:span text:style-name="HTML_20_Code"><text:span text:style-name="T8"> </text:span></text:span><text:span text:style-name="k"><text:span text:style-name="T13">catch</text:span></text:span><text:span text:style-name="HTML_20_Code"><text:span text:style-name="T8"> </text:span></text:span><text:span text:style-name="o"><text:span text:style-name="T15">(</text:span></text:span><text:span text:style-name="n"><text:span text:style-name="T8">e</text:span></text:span><text:span text:style-name="o"><text:span text:style-name="T15">)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4"/></text:span></text:span><text:span text:style-name="c1"><text:span text:style-name="T20">// If we encounter an error, return 0</text:span></text:span></text:p>
      <text:p text:style-name="P4"><text:span text:style-name="HTML_20_Code"><text:span text:style-name="T8"><text:s text:c="4"/></text:span></text:span><text:span text:style-name="k"><text:span text:style-name="T13">return</text:span></text:span><text:span text:style-name="HTML_20_Code"><text:span text:style-name="T8"> </text:span></text:span><text:span text:style-name="mi"><text:span text:style-name="T21">0</text:span></text:span><text:span text:style-name="o"><text:span text:style-name="T15">;</text:span></text:span></text:p>
      <text:p text:style-name="P4"><text:span text:style-name="HTML_20_Code"><text:span text:style-name="T8"><text:s text:c="2"/></text:span></text:span><text:span text:style-name="o"><text:span text:style-name="T15">}</text:span></text:span></text:p>
      <text:p text:style-name="P4"><text:span text:style-name="o"><text:span text:style-name="T15">}</text:span></text:span></text:p>
      <text:h text:style-name="Heading_20_2" text:outline-level="2"/>
      <text:h text:style-name="Heading_20_2" text:outline-level="2">Testing</text:h>
      <text:p text:style-name="Standard">En orden a probar el código necesitamos llamadas Mock para el <text:span text:style-name="HTML_20_Code"><text:span text:style-name="T22">MethodChannel</text:span></text:span><text:span text:style-name="T3">. </text:span>Es una clase que flutter usa para comunicarse con el host. (mo<text:span text:style-name="T27">ck</text:span> significa burla)</text:p>
      <text:p text:style-name="Standard">En nuestro test, no podemos interactuar con el dispositivo.Para burlar el método de lllamada, nosotros podemos proporcionar un setupAll,corriendo antes de que el test sea ejecutado.</text:p>
      <text:p text:style-name="P4"><text:span text:style-name="n"><text:span text:style-name="T17">setUpAll</text:span></text:span><text:span text:style-name="token"><text:span text:style-name="T15">(()</text:span></text:span><text:span text:style-name="HTML_20_Code"><text:span text:style-name="T8"> </text:span></text:span><text:span text:style-name="n"><text:span text:style-name="T13">async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2"/></text:span></text:span><text:span text:style-name="c1"><text:span text:style-name="T20">// Create a temporary directory to work with</text:span></text:span></text:p>
      <text:p text:style-name="P4"><text:span text:style-name="HTML_20_Code"><text:span text:style-name="T8"><text:s text:c="2"/></text:span></text:span><text:span text:style-name="kd"><text:span text:style-name="T13">final</text:span></text:span><text:span text:style-name="HTML_20_Code"><text:span text:style-name="T8"> </text:span></text:span><text:span text:style-name="n"><text:span text:style-name="T8">directory</text:span></text:span><text:span text:style-name="HTML_20_Code"><text:span text:style-name="T8"> </text:span></text:span><text:span text:style-name="o"><text:span text:style-name="T11">=</text:span></text:span><text:span text:style-name="HTML_20_Code"><text:span text:style-name="T8"> </text:span></text:span><text:span text:style-name="n"><text:span text:style-name="T13">await</text:span></text:span><text:span text:style-name="HTML_20_Code"><text:span text:style-name="T8"> </text:span></text:span><text:span text:style-name="n"><text:span text:style-name="T8">Directory</text:span></text:span><text:span text:style-name="o"><text:span text:style-name="T15">.</text:span></text:span><text:span text:style-name="na"><text:span text:style-name="T8">systemTemp</text:span></text:span><text:span text:style-name="o"><text:span text:style-name="T15">.</text:span></text:span><text:span text:style-name="na"><text:span text:style-name="T17">createTemp</text:span></text:span><text:span text:style-name="token"><text:span text:style-name="T15">();</text:span></text:span></text:p>
      <text:p text:style-name="P4"><text:span text:style-name="HTML_20_Code"><text:span text:style-name="T8"><text:s text:c="2"/></text:span></text:span></text:p>
      <text:p text:style-name="P4"><text:span text:style-name="HTML_20_Code"><text:span text:style-name="T8"><text:s text:c="2"/></text:span></text:span><text:span text:style-name="c1"><text:span text:style-name="T20">// Mock out the MethodChannel for the path_provider plugin</text:span></text:span></text:p>
      <text:p text:style-name="P4"><text:span text:style-name="HTML_20_Code"><text:span text:style-name="T8"><text:s text:c="2"/></text:span></text:span><text:span text:style-name="kd"><text:span text:style-name="T13">const</text:span></text:span><text:span text:style-name="HTML_20_Code"><text:span text:style-name="T8"> </text:span></text:span><text:span text:style-name="n"><text:span text:style-name="T17">MethodChannel</text:span></text:span><text:span text:style-name="o"><text:span text:style-name="T15">(</text:span></text:span><text:span text:style-name="s"><text:span text:style-name="T19">'plugins.flutter.io/path_provider'</text:span></text:span><text:span text:style-name="o"><text:span text:style-name="T15">)</text:span></text:span></text:p>
      <text:p text:style-name="P4"><text:span text:style-name="HTML_20_Code"><text:span text:style-name="T8"><text:s text:c="6"/></text:span></text:span><text:span text:style-name="o"><text:span text:style-name="T15">.</text:span></text:span><text:span text:style-name="na"><text:span text:style-name="T17">setMockMethodCallHandler</text:span></text:span><text:span text:style-name="token"><text:span text:style-name="T15">((</text:span></text:span><text:span text:style-name="n"><text:span text:style-name="T8">MethodCall</text:span></text:span><text:span text:style-name="HTML_20_Code"><text:span text:style-name="T8"> </text:span></text:span><text:span text:style-name="n"><text:span text:style-name="T8">methodCall</text:span></text:span><text:span text:style-name="o"><text:span text:style-name="T15">)</text:span></text:span><text:span text:style-name="HTML_20_Code"><text:span text:style-name="T8"> </text:span></text:span><text:span text:style-name="n"><text:span text:style-name="T13">async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4"/></text:span></text:span><text:span text:style-name="c1"><text:span text:style-name="T20">// If we're getting the apps documents directory, return the path to the</text:span></text:span></text:p>
      <text:p text:style-name="P4"><text:span text:style-name="HTML_20_Code"><text:span text:style-name="T8"><text:s text:c="4"/></text:span></text:span><text:span text:style-name="c1"><text:span text:style-name="T20">// temp directory on our test environment instead.</text:span></text:span></text:p>
      <text:p text:style-name="P4"><text:span text:style-name="HTML_20_Code"><text:span text:style-name="T8"><text:s text:c="4"/></text:span></text:span><text:span text:style-name="k"><text:span text:style-name="T13">if</text:span></text:span><text:span text:style-name="HTML_20_Code"><text:span text:style-name="T8"> </text:span></text:span><text:span text:style-name="o"><text:span text:style-name="T15">(</text:span></text:span><text:span text:style-name="n"><text:span text:style-name="T8">methodCall</text:span></text:span><text:span text:style-name="o"><text:span text:style-name="T15">.</text:span></text:span><text:span text:style-name="na"><text:span text:style-name="T8">method</text:span></text:span><text:span text:style-name="HTML_20_Code"><text:span text:style-name="T8"> </text:span></text:span><text:span text:style-name="o"><text:span text:style-name="T11">==</text:span></text:span><text:span text:style-name="HTML_20_Code"><text:span text:style-name="T8"> </text:span></text:span><text:span text:style-name="s"><text:span text:style-name="T19">'getApplicationDocumentsDirectory'</text:span></text:span><text:span text:style-name="o"><text:span text:style-name="T15">)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6"/></text:span></text:span><text:span text:style-name="k"><text:span text:style-name="T13">return</text:span></text:span><text:span text:style-name="HTML_20_Code"><text:span text:style-name="T8"> </text:span></text:span><text:span text:style-name="n"><text:span text:style-name="T8">directory</text:span></text:span><text:span text:style-name="o"><text:span text:style-name="T15">.</text:span></text:span><text:span text:style-name="na"><text:span text:style-name="T8">path</text:span></text:span><text:span text:style-name="o"><text:span text:style-name="T15">;</text:span></text:span></text:p>
      <text:p text:style-name="P4"><text:span text:style-name="HTML_20_Code"><text:span text:style-name="T8"><text:s text:c="4"/></text:span></text:span><text:span text:style-name="o"><text:span text:style-name="T15">}</text:span></text:span></text:p>
      <text:p text:style-name="P4"><text:span text:style-name="HTML_20_Code"><text:span text:style-name="T8"><text:s text:c="4"/></text:span></text:span><text:span text:style-name="k"><text:span text:style-name="T13">return</text:span></text:span><text:span text:style-name="HTML_20_Code"><text:span text:style-name="T8"> </text:span></text:span><text:span text:style-name="kc"><text:span text:style-name="T13">null</text:span></text:span><text:span text:style-name="o"><text:span text:style-name="T15">;</text:span></text:span></text:p>
      <text:p text:style-name="P4"><text:span text:style-name="HTML_20_Code"><text:span text:style-name="T8"><text:s text:c="2"/></text:span></text:span><text:span text:style-name="token"><text:span text:style-name="T15">});</text:span></text:span></text:p>
      <text:p text:style-name="P4"><text:span text:style-name="token"><text:span text:style-name="T15">});</text:span></text:span></text:p>
      <text:p text:style-name="P15"/>
      <text:h text:style-name="P10" text:outline-level="2">Complete Example</text:h>
      <text:p text:style-name="P7"><text:span text:style-name="kn"><text:span text:style-name="T13">import</text:span></text:span><text:span text:style-name="HTML_20_Code"><text:span text:style-name="T8"> </text:span></text:span><text:span text:style-name="s"><text:span text:style-name="T19">'dart:async'</text:span></text:span><text:span text:style-name="o"><text:span text:style-name="T15">;</text:span></text:span></text:p>
      <text:p text:style-name="P7"><text:span text:style-name="kn"><text:span text:style-name="T13">import</text:span></text:span><text:span text:style-name="HTML_20_Code"><text:span text:style-name="T8"> </text:span></text:span><text:span text:style-name="s"><text:span text:style-name="T19">'dart:io'</text:span></text:span><text:span text:style-name="o"><text:span text:style-name="T15">;</text:span></text:span></text:p>
      <text:p text:style-name="P8"><text:span text:style-name="HTML_20_Code"/></text:p>
      <text:p text:style-name="P7"><text:span text:style-name="kn"><text:span text:style-name="T13">import</text:span></text:span><text:span text:style-name="HTML_20_Code"><text:span text:style-name="T8"> </text:span></text:span><text:span text:style-name="s"><text:span text:style-name="T19">'package:flutter/foundation.dart'</text:span></text:span><text:span text:style-name="o"><text:span text:style-name="T15">;</text:span></text:span></text:p>
      <text:p text:style-name="P7"><text:span text:style-name="kn"><text:span text:style-name="T13">import</text:span></text:span><text:span text:style-name="HTML_20_Code"><text:span text:style-name="T8"> </text:span></text:span><text:span text:style-name="s"><text:span text:style-name="T19">'package:flutter/material.dart'</text:span></text:span><text:span text:style-name="o"><text:span text:style-name="T15">;</text:span></text:span></text:p>
      <text:p text:style-name="P7"><text:span text:style-name="kn"><text:span text:style-name="T13">import</text:span></text:span><text:span text:style-name="HTML_20_Code"><text:span text:style-name="T8"> </text:span></text:span><text:span text:style-name="s"><text:span text:style-name="T19">'package:path_provider/path_provider.dart'</text:span></text:span><text:span text:style-name="o"><text:span text:style-name="T15">;</text:span></text:span></text:p>
      <text:p text:style-name="P8"><text:span text:style-name="HTML_20_Code"/></text:p>
      <text:p text:style-name="P7"><text:span text:style-name="kt"><text:span text:style-name="T13">void</text:span></text:span><text:span text:style-name="HTML_20_Code"><text:span text:style-name="T8"> </text:span></text:span><text:span text:style-name="nf"><text:span text:style-name="T17">main</text:span></text:span><text:span text:style-name="p"><text:span text:style-name="T15">(</text:span></text:span><text:span text:style-name="o"><text:span text:style-name="T15">)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7"><text:s text:c="2"/></text:span></text:span><text:span text:style-name="n"><text:span text:style-name="T17">runApp</text:span></text:span><text:span text:style-name="o"><text:span text:style-name="T15">(</text:span></text:span></text:p>
      <text:p text:style-name="P4"><text:span text:style-name="HTML_20_Code"><text:span text:style-name="T8"><text:s text:c="4"/></text:span></text:span><text:span text:style-name="k"><text:span text:style-name="T13">new</text:span></text:span><text:span text:style-name="HTML_20_Code"><text:span text:style-name="T8"> </text:span></text:span><text:span text:style-name="n"><text:span text:style-name="T8">MaterialApp</text:span></text:span><text:span text:style-name="o"><text:span text:style-name="T15">(</text:span></text:span></text:p>
      <text:p text:style-name="P4"><text:span text:style-name="HTML_20_Code"><text:span text:style-name="T8"><text:s text:c="6"/></text:span></text:span><text:span text:style-name="nl"><text:span text:style-name="T8">title</text:span></text:span><text:span text:style-name="token"><text:span text:style-name="T15">:</text:span></text:span><text:span text:style-name="HTML_20_Code"><text:span text:style-name="T8"> </text:span></text:span><text:span text:style-name="s"><text:span text:style-name="T19">'Reading and Writing Files'</text:span></text:span><text:span text:style-name="o"><text:span text:style-name="T15">,</text:span></text:span></text:p>
      <text:p text:style-name="P4"><text:span text:style-name="HTML_20_Code"><text:span text:style-name="T8"><text:s text:c="6"/></text:span></text:span><text:span text:style-name="nl"><text:span text:style-name="T8">home</text:span></text:span><text:span text:style-name="token"><text:span text:style-name="T15">:</text:span></text:span><text:span text:style-name="HTML_20_Code"><text:span text:style-name="T8"> </text:span></text:span><text:span text:style-name="k"><text:span text:style-name="T13">new</text:span></text:span><text:span text:style-name="HTML_20_Code"><text:span text:style-name="T8"> </text:span></text:span><text:span text:style-name="n"><text:span text:style-name="T8">FlutterDemo</text:span></text:span><text:span text:style-name="o"><text:span text:style-name="T15">(</text:span></text:span><text:span text:style-name="nl"><text:span text:style-name="T8">storage</text:span></text:span><text:span text:style-name="token"><text:span text:style-name="T15">:</text:span></text:span><text:span text:style-name="HTML_20_Code"><text:span text:style-name="T8"> </text:span></text:span><text:span text:style-name="k"><text:span text:style-name="T13">new</text:span></text:span><text:span text:style-name="HTML_20_Code"><text:span text:style-name="T8"> </text:span></text:span><text:span text:style-name="n"><text:span text:style-name="T8">CounterStorage</text:span></text:span><text:span text:style-name="token"><text:span text:style-name="T15">()),</text:span></text:span></text:p>
      <text:p text:style-name="P4"><text:span text:style-name="HTML_20_Code"><text:span text:style-name="T8"><text:s text:c="4"/></text:span></text:span><text:span text:style-name="token"><text:span text:style-name="T15">),</text:span></text:span></text:p>
      <text:p text:style-name="P4"><text:span text:style-name="HTML_20_Code"><text:span text:style-name="T8"><text:s text:c="2"/></text:span></text:span><text:span text:style-name="token"><text:span text:style-name="T15">);</text:span></text:span></text:p>
      <text:p text:style-name="P4"><text:span text:style-name="o"><text:span text:style-name="T15">}</text:span></text:span></text:p>
      <text:p text:style-name="P6"><text:span text:style-name="HTML_20_Code"/></text:p>
      <text:p text:style-name="P4"><text:span text:style-name="kd"><text:span text:style-name="T13">class</text:span></text:span><text:span text:style-name="HTML_20_Code"><text:span text:style-name="T8"> </text:span></text:span><text:span text:style-name="nc"><text:span text:style-name="T8">CounterStorage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2"/></text:span></text:span><text:span text:style-name="n"><text:span text:style-name="T8">Future</text:span></text:span><text:span text:style-name="o"><text:span text:style-name="T11">&lt;</text:span></text:span><text:span text:style-name="kt"><text:span text:style-name="T8">String</text:span></text:span><text:span text:style-name="o"><text:span text:style-name="T11">&gt;</text:span></text:span><text:span text:style-name="HTML_20_Code"><text:span text:style-name="T8"> </text:span></text:span><text:span text:style-name="kd"><text:span text:style-name="T13">get</text:span></text:span><text:span text:style-name="HTML_20_Code"><text:span text:style-name="T8"> </text:span></text:span><text:span text:style-name="n"><text:span text:style-name="T8">_localPath</text:span></text:span><text:span text:style-name="HTML_20_Code"><text:span text:style-name="T8"> </text:span></text:span><text:span text:style-name="n"><text:span text:style-name="T13">async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4"/></text:span></text:span><text:span text:style-name="kd"><text:span text:style-name="T13">final</text:span></text:span><text:span text:style-name="HTML_20_Code"><text:span text:style-name="T8"> </text:span></text:span><text:span text:style-name="n"><text:span text:style-name="T8">directory</text:span></text:span><text:span text:style-name="HTML_20_Code"><text:span text:style-name="T8"> </text:span></text:span><text:span text:style-name="o"><text:span text:style-name="T11">=</text:span></text:span><text:span text:style-name="HTML_20_Code"><text:span text:style-name="T8"> </text:span></text:span><text:span text:style-name="n"><text:span text:style-name="T13">await</text:span></text:span><text:span text:style-name="HTML_20_Code"><text:span text:style-name="T8"> </text:span></text:span><text:span text:style-name="n"><text:span text:style-name="T17">getApplicationDocumentsDirectory</text:span></text:span><text:span text:style-name="token"><text:span text:style-name="T15">();</text:span></text:span></text:p>
      <text:p text:style-name="P6"><text:span text:style-name="HTML_20_Code"/></text:p>
      <text:p text:style-name="P4"><text:span text:style-name="HTML_20_Code"><text:span text:style-name="T8"><text:s text:c="4"/></text:span></text:span><text:span text:style-name="k"><text:span text:style-name="T13">return</text:span></text:span><text:span text:style-name="HTML_20_Code"><text:span text:style-name="T8"> </text:span></text:span><text:span text:style-name="n"><text:span text:style-name="T8">directory</text:span></text:span><text:span text:style-name="o"><text:span text:style-name="T15">.</text:span></text:span><text:span text:style-name="na"><text:span text:style-name="T8">path</text:span></text:span><text:span text:style-name="o"><text:span text:style-name="T15">;</text:span></text:span></text:p>
      <text:p text:style-name="P4"><text:span text:style-name="HTML_20_Code"><text:span text:style-name="T8"><text:s text:c="2"/></text:span></text:span><text:span text:style-name="o"><text:span text:style-name="T15">}</text:span></text:span></text:p>
      <text:p text:style-name="P6"><text:span text:style-name="HTML_20_Code"/></text:p>
      <text:p text:style-name="P4"><text:span text:style-name="HTML_20_Code"><text:span text:style-name="T8"><text:s text:c="2"/></text:span></text:span><text:span text:style-name="n"><text:span text:style-name="T8">Future</text:span></text:span><text:span text:style-name="o"><text:span text:style-name="T11">&lt;</text:span></text:span><text:span text:style-name="n"><text:span text:style-name="T8">File</text:span></text:span><text:span text:style-name="o"><text:span text:style-name="T11">&gt;</text:span></text:span><text:span text:style-name="HTML_20_Code"><text:span text:style-name="T8"> </text:span></text:span><text:span text:style-name="kd"><text:span text:style-name="T13">get</text:span></text:span><text:span text:style-name="HTML_20_Code"><text:span text:style-name="T8"> </text:span></text:span><text:span text:style-name="n"><text:span text:style-name="T8">_localFile</text:span></text:span><text:span text:style-name="HTML_20_Code"><text:span text:style-name="T8"> </text:span></text:span><text:span text:style-name="n"><text:span text:style-name="T13">async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4"/></text:span></text:span><text:span text:style-name="kd"><text:span text:style-name="T13">final</text:span></text:span><text:span text:style-name="HTML_20_Code"><text:span text:style-name="T8"> </text:span></text:span><text:span text:style-name="n"><text:span text:style-name="T8">path</text:span></text:span><text:span text:style-name="HTML_20_Code"><text:span text:style-name="T8"> </text:span></text:span><text:span text:style-name="o"><text:span text:style-name="T11">=</text:span></text:span><text:span text:style-name="HTML_20_Code"><text:span text:style-name="T8"> </text:span></text:span><text:span text:style-name="n"><text:span text:style-name="T13">await</text:span></text:span><text:span text:style-name="HTML_20_Code"><text:span text:style-name="T8"> </text:span></text:span><text:span text:style-name="n"><text:span text:style-name="T8">_localPath</text:span></text:span><text:span text:style-name="o"><text:span text:style-name="T15">;</text:span></text:span></text:p>
      <text:p text:style-name="P4"><text:span text:style-name="HTML_20_Code"><text:span text:style-name="T8"><text:s text:c="4"/></text:span></text:span><text:span text:style-name="k"><text:span text:style-name="T13">return</text:span></text:span><text:span text:style-name="HTML_20_Code"><text:span text:style-name="T8"> </text:span></text:span><text:span text:style-name="k"><text:span text:style-name="T13">new</text:span></text:span><text:span text:style-name="HTML_20_Code"><text:span text:style-name="T8"> </text:span></text:span><text:span text:style-name="n"><text:span text:style-name="T8">File</text:span></text:span><text:span text:style-name="o"><text:span text:style-name="T15">(</text:span></text:span><text:span text:style-name="s"><text:span text:style-name="T19">'</text:span></text:span><text:span text:style-name="si"><text:span text:style-name="T19">$path</text:span></text:span><text:span text:style-name="s"><text:span text:style-name="T19">/counter.txt'</text:span></text:span><text:span text:style-name="token"><text:span text:style-name="T15">);</text:span></text:span></text:p>
      <text:p text:style-name="P4"><text:span text:style-name="HTML_20_Code"><text:span text:style-name="T8"><text:s text:c="2"/></text:span></text:span><text:span text:style-name="o"><text:span text:style-name="T15">}</text:span></text:span></text:p>
      <text:p text:style-name="P6"><text:span text:style-name="HTML_20_Code"/></text:p>
      <text:p text:style-name="P4"><text:span text:style-name="HTML_20_Code"><text:span text:style-name="T8"><text:s text:c="2"/></text:span></text:span><text:span text:style-name="n"><text:span text:style-name="T8">Future</text:span></text:span><text:span text:style-name="o"><text:span text:style-name="T11">&lt;</text:span></text:span><text:span text:style-name="kt"><text:span text:style-name="T8">int</text:span></text:span><text:span text:style-name="o"><text:span text:style-name="T11">&gt;</text:span></text:span><text:span text:style-name="HTML_20_Code"><text:span text:style-name="T8"> </text:span></text:span><text:span text:style-name="n"><text:span text:style-name="T17">readCounter</text:span></text:span><text:span text:style-name="token"><text:span text:style-name="T15">()</text:span></text:span><text:span text:style-name="HTML_20_Code"><text:span text:style-name="T8"> </text:span></text:span><text:span text:style-name="n"><text:span text:style-name="T13">async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4"/></text:span></text:span><text:span text:style-name="k"><text:span text:style-name="T13">try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6"/></text:span></text:span><text:span text:style-name="kd"><text:span text:style-name="T13">final</text:span></text:span><text:span text:style-name="HTML_20_Code"><text:span text:style-name="T8"> </text:span></text:span><text:span text:style-name="n"><text:span text:style-name="T8">file</text:span></text:span><text:span text:style-name="HTML_20_Code"><text:span text:style-name="T8"> </text:span></text:span><text:span text:style-name="o"><text:span text:style-name="T11">=</text:span></text:span><text:span text:style-name="HTML_20_Code"><text:span text:style-name="T8"> </text:span></text:span><text:span text:style-name="n"><text:span text:style-name="T13">await</text:span></text:span><text:span text:style-name="HTML_20_Code"><text:span text:style-name="T8"> </text:span></text:span><text:span text:style-name="n"><text:span text:style-name="T8">_localFile</text:span></text:span><text:span text:style-name="o"><text:span text:style-name="T15">;</text:span></text:span></text:p>
      <text:p text:style-name="P6"><text:span text:style-name="HTML_20_Code"/></text:p>
      <text:p text:style-name="P4"><text:span text:style-name="HTML_20_Code"><text:span text:style-name="T8"><text:s text:c="6"/></text:span></text:span><text:span text:style-name="c1"><text:span text:style-name="T20">// Read the file</text:span></text:span></text:p>
      <text:p text:style-name="P4"><text:span text:style-name="HTML_20_Code"><text:span text:style-name="T8"><text:s text:c="6"/></text:span></text:span><text:span text:style-name="kt"><text:span text:style-name="T8">String</text:span></text:span><text:span text:style-name="HTML_20_Code"><text:span text:style-name="T8"> </text:span></text:span><text:span text:style-name="n"><text:span text:style-name="T8">contents</text:span></text:span><text:span text:style-name="HTML_20_Code"><text:span text:style-name="T8"> </text:span></text:span><text:span text:style-name="o"><text:span text:style-name="T11">=</text:span></text:span><text:span text:style-name="HTML_20_Code"><text:span text:style-name="T8"> </text:span></text:span><text:span text:style-name="n"><text:span text:style-name="T13">await</text:span></text:span><text:span text:style-name="HTML_20_Code"><text:span text:style-name="T8"> </text:span></text:span><text:span text:style-name="n"><text:span text:style-name="T8">file</text:span></text:span><text:span text:style-name="o"><text:span text:style-name="T15">.</text:span></text:span><text:span text:style-name="na"><text:span text:style-name="T17">readAsString</text:span></text:span><text:span text:style-name="token"><text:span text:style-name="T15">();</text:span></text:span></text:p>
      <text:p text:style-name="P6"><text:span text:style-name="HTML_20_Code"/></text:p>
      <text:p text:style-name="P4"><text:span text:style-name="HTML_20_Code"><text:span text:style-name="T8"><text:s text:c="6"/></text:span></text:span><text:span text:style-name="k"><text:span text:style-name="T13">return</text:span></text:span><text:span text:style-name="HTML_20_Code"><text:span text:style-name="T8"> </text:span></text:span><text:span text:style-name="kt"><text:span text:style-name="T8">int</text:span></text:span><text:span text:style-name="o"><text:span text:style-name="T15">.</text:span></text:span><text:span text:style-name="na"><text:span text:style-name="T17">parse</text:span></text:span><text:span text:style-name="o"><text:span text:style-name="T15">(</text:span></text:span><text:span text:style-name="n"><text:span text:style-name="T8">contents</text:span></text:span><text:span text:style-name="token"><text:span text:style-name="T15">);</text:span></text:span></text:p>
      <text:p text:style-name="P4"><text:span text:style-name="HTML_20_Code"><text:span text:style-name="T8"><text:s text:c="4"/></text:span></text:span><text:span text:style-name="o"><text:span text:style-name="T15">}</text:span></text:span><text:span text:style-name="HTML_20_Code"><text:span text:style-name="T8"> </text:span></text:span><text:span text:style-name="k"><text:span text:style-name="T13">catch</text:span></text:span><text:span text:style-name="HTML_20_Code"><text:span text:style-name="T8"> </text:span></text:span><text:span text:style-name="o"><text:span text:style-name="T15">(</text:span></text:span><text:span text:style-name="n"><text:span text:style-name="T8">e</text:span></text:span><text:span text:style-name="o"><text:span text:style-name="T15">)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6"/></text:span></text:span><text:span text:style-name="c1"><text:span text:style-name="T20">// If we encounter an error, return 0</text:span></text:span></text:p>
      <text:p text:style-name="P4"><text:span text:style-name="HTML_20_Code"><text:span text:style-name="T8"><text:s text:c="6"/></text:span></text:span><text:span text:style-name="k"><text:span text:style-name="T13">return</text:span></text:span><text:span text:style-name="HTML_20_Code"><text:span text:style-name="T8"> </text:span></text:span><text:span text:style-name="mi"><text:span text:style-name="T21">0</text:span></text:span><text:span text:style-name="o"><text:span text:style-name="T15">;</text:span></text:span></text:p>
      <text:p text:style-name="P4"><text:span text:style-name="HTML_20_Code"><text:span text:style-name="T8"><text:s text:c="4"/></text:span></text:span><text:span text:style-name="o"><text:span text:style-name="T15">}</text:span></text:span></text:p>
      <text:p text:style-name="P4"><text:span text:style-name="HTML_20_Code"><text:span text:style-name="T8"><text:s text:c="2"/></text:span></text:span><text:span text:style-name="o"><text:span text:style-name="T15">}</text:span></text:span></text:p>
      <text:p text:style-name="P6"><text:span text:style-name="HTML_20_Code"/></text:p>
      <text:p text:style-name="P4"><text:span text:style-name="HTML_20_Code"><text:span text:style-name="T8"><text:s text:c="2"/></text:span></text:span><text:span text:style-name="n"><text:span text:style-name="T8">Future</text:span></text:span><text:span text:style-name="o"><text:span text:style-name="T11">&lt;</text:span></text:span><text:span text:style-name="n"><text:span text:style-name="T8">File</text:span></text:span><text:span text:style-name="o"><text:span text:style-name="T11">&gt;</text:span></text:span><text:span text:style-name="HTML_20_Code"><text:span text:style-name="T8"> </text:span></text:span><text:span text:style-name="n"><text:span text:style-name="T17">writeCounter</text:span></text:span><text:span text:style-name="o"><text:span text:style-name="T15">(</text:span></text:span><text:span text:style-name="kt"><text:span text:style-name="T8">int</text:span></text:span><text:span text:style-name="HTML_20_Code"><text:span text:style-name="T8"> </text:span></text:span><text:span text:style-name="n"><text:span text:style-name="T8">counter</text:span></text:span><text:span text:style-name="o"><text:span text:style-name="T15">)</text:span></text:span><text:span text:style-name="HTML_20_Code"><text:span text:style-name="T8"> </text:span></text:span><text:span text:style-name="n"><text:span text:style-name="T13">async</text:span></text:span><text:span text:style-name="HTML_20_Code"><text:span text:style-name="T8"> </text:span></text:span><text:span text:style-name="o"><text:span text:style-name="T15">{</text:span></text:span></text:p>
      <text:p text:style-name="P7"><text:span text:style-name="HTML_20_Code"><text:span text:style-name="T8"><text:s text:c="4"/></text:span></text:span><text:span text:style-name="kd"><text:span text:style-name="T13">final</text:span></text:span><text:span text:style-name="HTML_20_Code"><text:span text:style-name="T8"> </text:span></text:span><text:span text:style-name="n"><text:span text:style-name="T8">file</text:span></text:span><text:span text:style-name="HTML_20_Code"><text:span text:style-name="T8"> </text:span></text:span><text:span text:style-name="o"><text:span text:style-name="T11">=</text:span></text:span><text:span text:style-name="HTML_20_Code"><text:span text:style-name="T8"> </text:span></text:span><text:span text:style-name="n"><text:span text:style-name="T13">await</text:span></text:span><text:span text:style-name="HTML_20_Code"><text:span text:style-name="T8"> </text:span></text:span><text:span text:style-name="n"><text:span text:style-name="T8">_localFile</text:span></text:span><text:span text:style-name="o"><text:span text:style-name="T15">;</text:span></text:span></text:p>
      <text:p text:style-name="P8"><text:span text:style-name="HTML_20_Code"/></text:p>
      <text:p text:style-name="P7"><text:span text:style-name="HTML_20_Code"><text:span text:style-name="T8"><text:s text:c="4"/></text:span></text:span><text:span text:style-name="c1"><text:span text:style-name="T20">// Write the file</text:span></text:span></text:p>
      <text:p text:style-name="P7"><text:span text:style-name="HTML_20_Code"><text:span text:style-name="T8"><text:s text:c="4"/></text:span></text:span><text:span text:style-name="k"><text:span text:style-name="T13">return</text:span></text:span><text:span text:style-name="HTML_20_Code"><text:span text:style-name="T8"> </text:span></text:span><text:span text:style-name="n"><text:span text:style-name="T8">file</text:span></text:span><text:span text:style-name="o"><text:span text:style-name="T15">.</text:span></text:span><text:span text:style-name="na"><text:span text:style-name="T17">writeAsString</text:span></text:span><text:span text:style-name="o"><text:span text:style-name="T15">(</text:span></text:span><text:span text:style-name="s"><text:span text:style-name="T19">'</text:span></text:span><text:span text:style-name="si"><text:span text:style-name="T19">$counter</text:span></text:span><text:span text:style-name="s"><text:span text:style-name="T19">'</text:span></text:span><text:span text:style-name="token"><text:span text:style-name="T15">);</text:span></text:span></text:p>
      <text:p text:style-name="P7"><text:span text:style-name="HTML_20_Code"><text:span text:style-name="T8"><text:s text:c="2"/></text:span></text:span><text:span text:style-name="o"><text:span text:style-name="T15">}</text:span></text:span></text:p>
      <text:p text:style-name="P7"><text:span text:style-name="o"><text:span text:style-name="T15">}</text:span></text:span></text:p>
      <text:p text:style-name="P6"><text:span text:style-name="HTML_20_Code"/></text:p>
      <text:p text:style-name="P4"><text:span text:style-name="kd"><text:span text:style-name="T13">class</text:span></text:span><text:span text:style-name="HTML_20_Code"><text:span text:style-name="T8"> </text:span></text:span><text:span text:style-name="nc"><text:span text:style-name="T8">FlutterDemo</text:span></text:span><text:span text:style-name="HTML_20_Code"><text:span text:style-name="T8"> </text:span></text:span><text:span text:style-name="kd"><text:span text:style-name="T13">extends</text:span></text:span><text:span text:style-name="HTML_20_Code"><text:span text:style-name="T8"> </text:span></text:span><text:span text:style-name="n"><text:span text:style-name="T8">StatefulWidget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2"/></text:span></text:span><text:span text:style-name="kd"><text:span text:style-name="T13">final</text:span></text:span><text:span text:style-name="HTML_20_Code"><text:span text:style-name="T8"> </text:span></text:span><text:span text:style-name="n"><text:span text:style-name="T8">CounterStorage</text:span></text:span><text:span text:style-name="HTML_20_Code"><text:span text:style-name="T8"> </text:span></text:span><text:span text:style-name="n"><text:span text:style-name="T8">storage</text:span></text:span><text:span text:style-name="o"><text:span text:style-name="T15">;</text:span></text:span></text:p>
      <text:p text:style-name="P6"><text:span text:style-name="HTML_20_Code"/></text:p>
      <text:p text:style-name="P4"><text:span text:style-name="HTML_20_Code"><text:span text:style-name="T8"><text:s text:c="2"/></text:span></text:span><text:span text:style-name="n"><text:span text:style-name="T17">FlutterDemo</text:span></text:span><text:span text:style-name="token"><text:span text:style-name="T15">({</text:span></text:span><text:span text:style-name="n"><text:span text:style-name="T8">Key</text:span></text:span><text:span text:style-name="HTML_20_Code"><text:span text:style-name="T8"> </text:span></text:span><text:span text:style-name="n"><text:span text:style-name="T8">key</text:span></text:span><text:span text:style-name="o"><text:span text:style-name="T15">,</text:span></text:span><text:span text:style-name="HTML_20_Code"><text:span text:style-name="T8"> </text:span></text:span><text:span text:style-name="nd"><text:span text:style-name="T21">@required</text:span></text:span><text:span text:style-name="HTML_20_Code"><text:span text:style-name="T8"> </text:span></text:span><text:span text:style-name="k"><text:span text:style-name="T13">this</text:span></text:span><text:span text:style-name="o"><text:span text:style-name="T15">.</text:span></text:span><text:span text:style-name="na"><text:span text:style-name="T8">storage</text:span></text:span><text:span text:style-name="token"><text:span text:style-name="T15">})</text:span></text:span><text:span text:style-name="HTML_20_Code"><text:span text:style-name="T8"> </text:span></text:span><text:span text:style-name="o"><text:span text:style-name="T15">:</text:span></text:span><text:span text:style-name="HTML_20_Code"><text:span text:style-name="T8"> </text:span></text:span><text:span text:style-name="k"><text:span text:style-name="T13">super</text:span></text:span><text:span text:style-name="o"><text:span text:style-name="T15">(</text:span></text:span><text:span text:style-name="nl"><text:span text:style-name="T8">key</text:span></text:span><text:span text:style-name="token"><text:span text:style-name="T15">:</text:span></text:span><text:span text:style-name="HTML_20_Code"><text:span text:style-name="T8"> </text:span></text:span><text:span text:style-name="n"><text:span text:style-name="T8">key</text:span></text:span><text:span text:style-name="token"><text:span text:style-name="T15">);</text:span></text:span></text:p>
      <text:p text:style-name="P6"><text:span text:style-name="HTML_20_Code"/></text:p>
      <text:p text:style-name="P4"><text:span text:style-name="HTML_20_Code"><text:span text:style-name="T8"><text:s text:c="2"/></text:span></text:span><text:span text:style-name="nd"><text:span text:style-name="T21">@override</text:span></text:span></text:p>
      <text:p text:style-name="P4"><text:soft-page-break/><text:span text:style-name="HTML_20_Code"><text:span text:style-name="T8"><text:s text:c="2"/></text:span></text:span><text:span text:style-name="n"><text:span text:style-name="T8">_FlutterDemoState</text:span></text:span><text:span text:style-name="HTML_20_Code"><text:span text:style-name="T8"> </text:span></text:span><text:span text:style-name="n"><text:span text:style-name="T17">createState</text:span></text:span><text:span text:style-name="token"><text:span text:style-name="T15">()</text:span></text:span><text:span text:style-name="HTML_20_Code"><text:span text:style-name="T8"> </text:span></text:span><text:span text:style-name="token"><text:span text:style-name="T11">=&gt;</text:span></text:span><text:span text:style-name="HTML_20_Code"><text:span text:style-name="T8"> </text:span></text:span><text:span text:style-name="k"><text:span text:style-name="T13">new</text:span></text:span><text:span text:style-name="HTML_20_Code"><text:span text:style-name="T8"> </text:span></text:span><text:span text:style-name="n"><text:span text:style-name="T8">_FlutterDemoState</text:span></text:span><text:span text:style-name="token"><text:span text:style-name="T15">();</text:span></text:span></text:p>
      <text:p text:style-name="P4"><text:span text:style-name="o"><text:span text:style-name="T15">}</text:span></text:span></text:p>
      <text:p text:style-name="P6"><text:span text:style-name="HTML_20_Code"/></text:p>
      <text:p text:style-name="P4"><text:span text:style-name="kd"><text:span text:style-name="T13">class</text:span></text:span><text:span text:style-name="HTML_20_Code"><text:span text:style-name="T8"> </text:span></text:span><text:span text:style-name="nc"><text:span text:style-name="T8">_FlutterDemoState</text:span></text:span><text:span text:style-name="HTML_20_Code"><text:span text:style-name="T8"> </text:span></text:span><text:span text:style-name="kd"><text:span text:style-name="T13">extends</text:span></text:span><text:span text:style-name="HTML_20_Code"><text:span text:style-name="T8"> </text:span></text:span><text:span text:style-name="n"><text:span text:style-name="T8">State</text:span></text:span><text:span text:style-name="o"><text:span text:style-name="T11">&lt;</text:span></text:span><text:span text:style-name="n"><text:span text:style-name="T8">FlutterDemo</text:span></text:span><text:span text:style-name="o"><text:span text:style-name="T11">&gt;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2"/></text:span></text:span><text:span text:style-name="kt"><text:span text:style-name="T8">int</text:span></text:span><text:span text:style-name="HTML_20_Code"><text:span text:style-name="T8"> </text:span></text:span><text:span text:style-name="n"><text:span text:style-name="T8">_counter</text:span></text:span><text:span text:style-name="o"><text:span text:style-name="T15">;</text:span></text:span></text:p>
      <text:p text:style-name="P6"><text:span text:style-name="HTML_20_Code"/></text:p>
      <text:p text:style-name="P4"><text:span text:style-name="HTML_20_Code"><text:span text:style-name="T8"><text:s text:c="2"/></text:span></text:span><text:span text:style-name="nd"><text:span text:style-name="T21">@override</text:span></text:span></text:p>
      <text:p text:style-name="P4"><text:span text:style-name="HTML_20_Code"><text:span text:style-name="T8"><text:s text:c="2"/></text:span></text:span><text:span text:style-name="kt"><text:span text:style-name="T13">void</text:span></text:span><text:span text:style-name="HTML_20_Code"><text:span text:style-name="T8"> </text:span></text:span><text:span text:style-name="n"><text:span text:style-name="T17">initState</text:span></text:span><text:span text:style-name="token"><text:span text:style-name="T15">()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4"/></text:span></text:span><text:span text:style-name="k"><text:span text:style-name="T13">super</text:span></text:span><text:span text:style-name="o"><text:span text:style-name="T15">.</text:span></text:span><text:span text:style-name="na"><text:span text:style-name="T17">initState</text:span></text:span><text:span text:style-name="token"><text:span text:style-name="T15">();</text:span></text:span></text:p>
      <text:p text:style-name="P4"><text:span text:style-name="HTML_20_Code"><text:span text:style-name="T8"><text:s text:c="4"/></text:span></text:span><text:span text:style-name="n"><text:span text:style-name="T8">widget</text:span></text:span><text:span text:style-name="o"><text:span text:style-name="T15">.</text:span></text:span><text:span text:style-name="na"><text:span text:style-name="T8">storage</text:span></text:span><text:span text:style-name="o"><text:span text:style-name="T15">.</text:span></text:span><text:span text:style-name="na"><text:span text:style-name="T17">readCounter</text:span></text:span><text:span text:style-name="token"><text:span text:style-name="T15">().</text:span></text:span><text:span text:style-name="na"><text:span text:style-name="T17">then</text:span></text:span><text:span text:style-name="token"><text:span text:style-name="T15">((</text:span></text:span><text:span text:style-name="kt"><text:span text:style-name="T8">int</text:span></text:span><text:span text:style-name="HTML_20_Code"><text:span text:style-name="T8"> </text:span></text:span><text:span text:style-name="n"><text:span text:style-name="T8">value</text:span></text:span><text:span text:style-name="o"><text:span text:style-name="T15">)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6"/></text:span></text:span><text:span text:style-name="n"><text:span text:style-name="T17">setState</text:span></text:span><text:span text:style-name="token"><text:span text:style-name="T15">(()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8"/></text:span></text:span><text:span text:style-name="n"><text:span text:style-name="T8">_counter</text:span></text:span><text:span text:style-name="HTML_20_Code"><text:span text:style-name="T8"> </text:span></text:span><text:span text:style-name="o"><text:span text:style-name="T11">=</text:span></text:span><text:span text:style-name="HTML_20_Code"><text:span text:style-name="T8"> </text:span></text:span><text:span text:style-name="n"><text:span text:style-name="T8">value</text:span></text:span><text:span text:style-name="o"><text:span text:style-name="T15">;</text:span></text:span></text:p>
      <text:p text:style-name="P4"><text:span text:style-name="HTML_20_Code"><text:span text:style-name="T8"><text:s text:c="6"/></text:span></text:span><text:span text:style-name="token"><text:span text:style-name="T15">});</text:span></text:span></text:p>
      <text:p text:style-name="P4"><text:span text:style-name="HTML_20_Code"><text:span text:style-name="T8"><text:s text:c="4"/></text:span></text:span><text:span text:style-name="token"><text:span text:style-name="T15">});</text:span></text:span></text:p>
      <text:p text:style-name="P4"><text:span text:style-name="HTML_20_Code"><text:span text:style-name="T8"><text:s text:c="2"/></text:span></text:span><text:span text:style-name="o"><text:span text:style-name="T15">}</text:span></text:span></text:p>
      <text:p text:style-name="P6"><text:span text:style-name="HTML_20_Code"/></text:p>
      <text:p text:style-name="P4"><text:span text:style-name="HTML_20_Code"><text:span text:style-name="T8"><text:s text:c="2"/></text:span></text:span><text:span text:style-name="n"><text:span text:style-name="T8">Future</text:span></text:span><text:span text:style-name="o"><text:span text:style-name="T11">&lt;</text:span></text:span><text:span text:style-name="n"><text:span text:style-name="T8">File</text:span></text:span><text:span text:style-name="o"><text:span text:style-name="T11">&gt;</text:span></text:span><text:span text:style-name="HTML_20_Code"><text:span text:style-name="T8"> </text:span></text:span><text:span text:style-name="n"><text:span text:style-name="T17">_incrementCounter</text:span></text:span><text:span text:style-name="token"><text:span text:style-name="T15">()</text:span></text:span><text:span text:style-name="HTML_20_Code"><text:span text:style-name="T8"> </text:span></text:span><text:span text:style-name="n"><text:span text:style-name="T13">async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4"/></text:span></text:span><text:span text:style-name="n"><text:span text:style-name="T17">setState</text:span></text:span><text:span text:style-name="token"><text:span text:style-name="T15">(()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6"/></text:span></text:span><text:span text:style-name="n"><text:span text:style-name="T8">_counter</text:span></text:span><text:span text:style-name="token"><text:span text:style-name="T11">++</text:span></text:span><text:span text:style-name="token"><text:span text:style-name="T15">;</text:span></text:span></text:p>
      <text:p text:style-name="P4"><text:span text:style-name="HTML_20_Code"><text:span text:style-name="T8"><text:s text:c="4"/></text:span></text:span><text:span text:style-name="token"><text:span text:style-name="T15">});</text:span></text:span></text:p>
      <text:p text:style-name="P6"><text:span text:style-name="HTML_20_Code"/></text:p>
      <text:p text:style-name="P4"><text:span text:style-name="HTML_20_Code"><text:span text:style-name="T8"><text:s text:c="4"/></text:span></text:span><text:span text:style-name="c1"><text:span text:style-name="T20">// write the variable as a string to the file</text:span></text:span></text:p>
      <text:p text:style-name="P4"><text:span text:style-name="HTML_20_Code"><text:span text:style-name="T8"><text:s text:c="4"/></text:span></text:span><text:span text:style-name="k"><text:span text:style-name="T13">return</text:span></text:span><text:span text:style-name="HTML_20_Code"><text:span text:style-name="T8"> </text:span></text:span><text:span text:style-name="n"><text:span text:style-name="T8">widget</text:span></text:span><text:span text:style-name="o"><text:span text:style-name="T15">.</text:span></text:span><text:span text:style-name="na"><text:span text:style-name="T8">storage</text:span></text:span><text:span text:style-name="o"><text:span text:style-name="T15">.</text:span></text:span><text:span text:style-name="na"><text:span text:style-name="T17">writeCounter</text:span></text:span><text:span text:style-name="o"><text:span text:style-name="T15">(</text:span></text:span><text:span text:style-name="n"><text:span text:style-name="T8">_counter</text:span></text:span><text:span text:style-name="token"><text:span text:style-name="T15">);</text:span></text:span></text:p>
      <text:p text:style-name="P4"><text:span text:style-name="HTML_20_Code"><text:span text:style-name="T8"><text:s text:c="2"/></text:span></text:span><text:span text:style-name="o"><text:span text:style-name="T15">}</text:span></text:span></text:p>
      <text:p text:style-name="P6"><text:span text:style-name="HTML_20_Code"/></text:p>
      <text:p text:style-name="P4"><text:span text:style-name="HTML_20_Code"><text:span text:style-name="T8"><text:s text:c="2"/></text:span></text:span><text:span text:style-name="nd"><text:span text:style-name="T21">@override</text:span></text:span></text:p>
      <text:p text:style-name="P4"><text:span text:style-name="HTML_20_Code"><text:span text:style-name="T8"><text:s text:c="2"/></text:span></text:span><text:span text:style-name="n"><text:span text:style-name="T8">Widget</text:span></text:span><text:span text:style-name="HTML_20_Code"><text:span text:style-name="T8"> </text:span></text:span><text:span text:style-name="n"><text:span text:style-name="T17">build</text:span></text:span><text:span text:style-name="o"><text:span text:style-name="T15">(</text:span></text:span><text:span text:style-name="n"><text:span text:style-name="T8">BuildContext</text:span></text:span><text:span text:style-name="HTML_20_Code"><text:span text:style-name="T8"> </text:span></text:span><text:span text:style-name="n"><text:span text:style-name="T8">context</text:span></text:span><text:span text:style-name="o"><text:span text:style-name="T15">)</text:span></text:span><text:span text:style-name="HTML_20_Code"><text:span text:style-name="T8"> </text:span></text:span><text:span text:style-name="o"><text:span text:style-name="T15">{</text:span></text:span></text:p>
      <text:p text:style-name="P4"><text:span text:style-name="HTML_20_Code"><text:span text:style-name="T8"><text:s text:c="4"/></text:span></text:span><text:span text:style-name="k"><text:span text:style-name="T13">return</text:span></text:span><text:span text:style-name="HTML_20_Code"><text:span text:style-name="T8"> </text:span></text:span><text:span text:style-name="k"><text:span text:style-name="T13">new</text:span></text:span><text:span text:style-name="HTML_20_Code"><text:span text:style-name="T8"> </text:span></text:span><text:span text:style-name="n"><text:span text:style-name="T8">Scaffold</text:span></text:span><text:span text:style-name="o"><text:span text:style-name="T15">(</text:span></text:span></text:p>
      <text:p text:style-name="P4"><text:span text:style-name="HTML_20_Code"><text:span text:style-name="T8"><text:s text:c="6"/></text:span></text:span><text:span text:style-name="nl"><text:span text:style-name="T8">appBar</text:span></text:span><text:span text:style-name="token"><text:span text:style-name="T15">:</text:span></text:span><text:span text:style-name="HTML_20_Code"><text:span text:style-name="T8"> </text:span></text:span><text:span text:style-name="k"><text:span text:style-name="T13">new</text:span></text:span><text:span text:style-name="HTML_20_Code"><text:span text:style-name="T8"> </text:span></text:span><text:span text:style-name="n"><text:span text:style-name="T8">AppBar</text:span></text:span><text:span text:style-name="o"><text:span text:style-name="T15">(</text:span></text:span><text:span text:style-name="nl"><text:span text:style-name="T8">title</text:span></text:span><text:span text:style-name="token"><text:span text:style-name="T15">:</text:span></text:span><text:span text:style-name="HTML_20_Code"><text:span text:style-name="T8"> </text:span></text:span><text:span text:style-name="k"><text:span text:style-name="T13">new</text:span></text:span><text:span text:style-name="HTML_20_Code"><text:span text:style-name="T8"> </text:span></text:span><text:span text:style-name="n"><text:span text:style-name="T8">Text</text:span></text:span><text:span text:style-name="o"><text:span text:style-name="T15">(</text:span></text:span><text:span text:style-name="s"><text:span text:style-name="T19">'Reading and Writing Files'</text:span></text:span><text:span text:style-name="token"><text:span text:style-name="T15">)),</text:span></text:span></text:p>
      <text:p text:style-name="P4"><text:span text:style-name="HTML_20_Code"><text:span text:style-name="T8"><text:s text:c="6"/></text:span></text:span><text:span text:style-name="nl"><text:span text:style-name="T8">body</text:span></text:span><text:span text:style-name="token"><text:span text:style-name="T15">:</text:span></text:span><text:span text:style-name="HTML_20_Code"><text:span text:style-name="T8"> </text:span></text:span><text:span text:style-name="k"><text:span text:style-name="T13">new</text:span></text:span><text:span text:style-name="HTML_20_Code"><text:span text:style-name="T8"> </text:span></text:span><text:span text:style-name="n"><text:span text:style-name="T8">Center</text:span></text:span><text:span text:style-name="o"><text:span text:style-name="T15">(</text:span></text:span></text:p>
      <text:p text:style-name="P4"><text:span text:style-name="HTML_20_Code"><text:span text:style-name="T8"><text:s text:c="8"/></text:span></text:span><text:span text:style-name="nl"><text:span text:style-name="T8">child</text:span></text:span><text:span text:style-name="token"><text:span text:style-name="T15">:</text:span></text:span><text:span text:style-name="HTML_20_Code"><text:span text:style-name="T8"> </text:span></text:span><text:span text:style-name="k"><text:span text:style-name="T13">new</text:span></text:span><text:span text:style-name="HTML_20_Code"><text:span text:style-name="T8"> </text:span></text:span><text:span text:style-name="n"><text:span text:style-name="T8">Text</text:span></text:span><text:span text:style-name="o"><text:span text:style-name="T15">(</text:span></text:span></text:p>
      <text:p text:style-name="P4"><text:span text:style-name="HTML_20_Code"><text:span text:style-name="T8"><text:s text:c="10"/></text:span></text:span><text:span text:style-name="s"><text:span text:style-name="T19">'Button tapped </text:span></text:span><text:span text:style-name="si"><text:span text:style-name="T19">$_counter</text:span></text:span><text:span text:style-name="s"><text:span text:style-name="T19"> time</text:span></text:span><text:span text:style-name="token"><text:span text:style-name="T19">${_counter == 1 ? '' : '</text:span></text:span><text:span text:style-name="si"><text:span text:style-name="T8">s</text:span></text:span><text:span text:style-name="token"><text:span text:style-name="T19">'}</text:span></text:span><text:span text:style-name="s"><text:span text:style-name="T19">.'</text:span></text:span><text:span text:style-name="o"><text:span text:style-name="T15">,</text:span></text:span></text:p>
      <text:p text:style-name="P4"><text:span text:style-name="HTML_20_Code"><text:span text:style-name="T8"><text:s text:c="8"/></text:span></text:span><text:span text:style-name="token"><text:span text:style-name="T15">),</text:span></text:span></text:p>
      <text:p text:style-name="P4"><text:span text:style-name="HTML_20_Code"><text:span text:style-name="T8"><text:s text:c="6"/></text:span></text:span><text:span text:style-name="token"><text:span text:style-name="T15">),</text:span></text:span></text:p>
      <text:p text:style-name="P4"><text:span text:style-name="HTML_20_Code"><text:span text:style-name="T8"><text:s text:c="6"/></text:span></text:span><text:span text:style-name="nl"><text:span text:style-name="T8">floatingActionButton</text:span></text:span><text:span text:style-name="token"><text:span text:style-name="T15">:</text:span></text:span><text:span text:style-name="HTML_20_Code"><text:span text:style-name="T8"> </text:span></text:span><text:span text:style-name="k"><text:span text:style-name="T13">new</text:span></text:span><text:span text:style-name="HTML_20_Code"><text:span text:style-name="T8"> </text:span></text:span><text:span text:style-name="n"><text:span text:style-name="T8">FloatingActionButton</text:span></text:span><text:span text:style-name="o"><text:span text:style-name="T15">(</text:span></text:span></text:p>
      <text:p text:style-name="P4"><text:span text:style-name="HTML_20_Code"><text:span text:style-name="T8"><text:s text:c="8"/></text:span></text:span><text:span text:style-name="nl"><text:span text:style-name="T8">onPressed</text:span></text:span><text:span text:style-name="token"><text:span text:style-name="T15">:</text:span></text:span><text:span text:style-name="HTML_20_Code"><text:span text:style-name="T8"> </text:span></text:span><text:span text:style-name="n"><text:span text:style-name="T8">_incrementCounter</text:span></text:span><text:span text:style-name="o"><text:span text:style-name="T15">,</text:span></text:span></text:p>
      <text:p text:style-name="P4"><text:span text:style-name="HTML_20_Code"><text:span text:style-name="T8"><text:s text:c="8"/></text:span></text:span><text:span text:style-name="nl"><text:span text:style-name="T8">tooltip</text:span></text:span><text:span text:style-name="token"><text:span text:style-name="T15">:</text:span></text:span><text:span text:style-name="HTML_20_Code"><text:span text:style-name="T8"> </text:span></text:span><text:span text:style-name="s"><text:span text:style-name="T19">'Increment'</text:span></text:span><text:span text:style-name="o"><text:span text:style-name="T15">,</text:span></text:span></text:p>
      <text:p text:style-name="P4"><text:span text:style-name="HTML_20_Code"><text:span text:style-name="T8"><text:s text:c="8"/></text:span></text:span><text:span text:style-name="nl"><text:span text:style-name="T8">child</text:span></text:span><text:span text:style-name="token"><text:span text:style-name="T15">:</text:span></text:span><text:span text:style-name="HTML_20_Code"><text:span text:style-name="T8"> </text:span></text:span><text:span text:style-name="k"><text:span text:style-name="T13">new</text:span></text:span><text:span text:style-name="HTML_20_Code"><text:span text:style-name="T8"> </text:span></text:span><text:span text:style-name="n"><text:span text:style-name="T8">Icon</text:span></text:span><text:span text:style-name="o"><text:span text:style-name="T15">(</text:span></text:span><text:span text:style-name="n"><text:span text:style-name="T8">Icons</text:span></text:span><text:span text:style-name="o"><text:span text:style-name="T15">.</text:span></text:span><text:span text:style-name="na"><text:span text:style-name="T8">add</text:span></text:span><text:span text:style-name="token"><text:span text:style-name="T15">),</text:span></text:span></text:p>
      <text:p text:style-name="P4"><text:span text:style-name="HTML_20_Code"><text:span text:style-name="T8"><text:s text:c="6"/></text:span></text:span><text:span text:style-name="token"><text:span text:style-name="T15">),</text:span></text:span></text:p>
      <text:p text:style-name="P4"><text:span text:style-name="HTML_20_Code"><text:span text:style-name="T8"><text:s text:c="4"/></text:span></text:span><text:span text:style-name="token"><text:span text:style-name="T15">);</text:span></text:span></text:p>
      <text:p text:style-name="P4"><text:span text:style-name="HTML_20_Code"><text:span text:style-name="T8"><text:s text:c="2"/></text:span></text:span><text:span text:style-name="o"><text:span text:style-name="T15">}</text:span></text:span></text:p>
      <text:p text:style-name="P4"><text:span text:style-name="o"><text:span text:style-name="T15">}</text:span></text:span></text:p>
      <text:p text:style-name="P12"/>
      <text:p text:style-name="Standard"/>
      <text:h text:style-name="P2" text:outline-level="3">Los symlinks estan obsoletos<text:span text:style-name="T23"> </text:span><text:bookmark text:name="_GoBack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L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n" style:family="text" style:parent-style-name="Default_20_Paragraph_20_Font"/>
    <style:style style:name="token" style:family="text" style:parent-style-name="Default_20_Paragraph_20_Font"/>
    <style:style style:name="o" style:family="text" style:parent-style-name="Default_20_Paragraph_20_Font"/>
    <style:style style:name="kt" style:family="text" style:parent-style-name="Default_20_Paragraph_20_Font"/>
    <style:style style:name="kd" style:family="text" style:parent-style-name="Default_20_Paragraph_20_Font"/>
    <style:style style:name="k" style:family="text" style:parent-style-name="Default_20_Paragraph_20_Font"/>
    <style:style style:name="na" style:family="text" style:parent-style-name="Default_20_Paragraph_20_Font"/>
    <style:style style:name="s" style:family="text" style:parent-style-name="Default_20_Paragraph_20_Font"/>
    <style:style style:name="si" style:family="text" style:parent-style-name="Default_20_Paragraph_20_Font"/>
    <style:style style:name="c1" style:family="text" style:parent-style-name="Default_20_Paragraph_20_Font"/>
    <style:style style:name="mi" style:family="text" style:parent-style-name="Default_20_Paragraph_20_Font"/>
    <style:style style:name="kc" style:family="text" style:parent-style-name="Default_20_Paragraph_20_Font"/>
    <style:style style:name="kn" style:family="text" style:parent-style-name="Default_20_Paragraph_20_Font"/>
    <style:style style:name="nf" style:family="text" style:parent-style-name="Default_20_Paragraph_20_Font"/>
    <style:style style:name="p" style:family="text" style:parent-style-name="Default_20_Paragraph_20_Font"/>
    <style:style style:name="nl" style:family="text" style:parent-style-name="Default_20_Paragraph_20_Font"/>
    <style:style style:name="nc" style:family="text" style:parent-style-name="Default_20_Paragraph_20_Font"/>
    <style:style style:name="nd" style:family="text" style:parent-style-name="Default_20_Paragraph_20_Font"/>
    <style:style style:name="js-path-segment" style:family="text" style:parent-style-name="Default_20_Paragraph_20_Font"/>
    <style:style style:name="separator" style:family="text" style:parent-style-name="Default_20_Paragraph_20_Font"/>
    <style:style style:name="by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>
      <style:text-properties fo:color="#0070c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3</text:page-number></text:span><text:span text:style-name="MT2"><text:s/>de </text:span><text:span text:style-name="MT3"><text:page-count style:num-format="1">6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5</meta:editing-cycles>
    <meta:creation-date>2018-03-07T12:45:00</meta:creation-date>
    <dc:date>2018-06-18T11:59:15.848000000</dc:date>
    <meta:editing-duration>PT7H34M8S</meta:editing-duration>
    <meta:generator>LibreOffice/6.0.4.2$Windows_X86_64 LibreOffice_project/9b0d9b32d5dcda91d2f1a96dc04c645c450872bf</meta:generator>
    <meta:document-statistic meta:table-count="0" meta:image-count="0" meta:object-count="0" meta:page-count="6" meta:paragraph-count="155" meta:word-count="571" meta:character-count="4621" meta:non-whitespace-character-count="38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